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fo:margin-left="0cm" table:align="left" style:writing-mode="lr-tb"/>
    </style:style>
    <style:style style:name="Tabla1.A" style:family="table-column">
      <style:table-column-properties style:column-width="16.51cm"/>
    </style:style>
    <style:style style:name="Tabla1.A1" style:family="table-cell">
      <style:table-cell-properties style:vertical-align="top" fo:background-color="#00ff00" fo:padding="0.176cm" fo:border="2.25pt solid #000000">
        <style:background-image/>
      </style:table-cell-properties>
    </style:style>
    <style:style style:name="Tabla2" style:family="table">
      <style:table-properties style:width="16.51cm" fo:margin-left="0cm" fo:break-before="auto" fo:break-after="auto" table:align="left" style:writing-mode="lr-tb"/>
    </style:style>
    <style:style style:name="Tabla2.A" style:family="table-column">
      <style:table-column-properties style:column-width="16.51cm"/>
    </style:style>
    <style:style style:name="Tabla2.A1" style:family="table-cell">
      <style:table-cell-properties style:vertical-align="top" fo:background-color="#ffff00" fo:padding="0.176cm" fo:border="1pt solid #000000">
        <style:background-image/>
      </style:table-cell-properties>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text-align="end"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style:font-name="Trebuchet MS" fo:font-size="10pt" fo:background-color="#ffffff" style:font-name-asian="Trebuchet MS" style:font-size-asian="10pt" style:font-name-complex="Trebuchet MS" style:font-size-complex="10pt"/>
    </style:style>
    <style:style style:name="P5" style:family="paragraph" style:parent-style-name="Standard">
      <style:paragraph-properties fo:line-height="115%" fo:break-before="auto" fo:break-after="auto" style:writing-mode="lr-tb"/>
      <style:text-properties style:font-name="Trebuchet MS" fo:font-size="10pt" fo:background-color="#ffff00" style:font-name-asian="Trebuchet MS" style:font-size-asian="10pt" style:font-name-complex="Trebuchet MS" style:font-size-complex="10pt"/>
    </style:style>
    <style:style style:name="P6" style:family="paragraph" style:parent-style-name="Standard">
      <style:paragraph-properties fo:line-height="115%" fo:break-before="auto" fo:break-after="auto" style:writing-mode="lr-tb"/>
      <style:text-properties fo:font-size="12pt" fo:font-weight="bold" fo:background-color="#ffff00" style:font-size-asian="12pt" style:font-weight-asian="bold" style:font-size-complex="12pt" style:font-weight-complex="bold"/>
    </style:style>
    <style:style style:name="P7" style:family="paragraph" style:parent-style-name="Standard">
      <style:paragraph-properties fo:line-height="115%" fo:break-before="auto" fo:break-after="auto" style:writing-mode="lr-tb"/>
      <style:text-properties fo:background-color="#ffffff"/>
    </style:style>
    <style:style style:name="P8" style:family="paragraph" style:parent-style-name="Standard">
      <style:paragraph-properties fo:line-height="115%" fo:break-before="auto" fo:break-after="auto" style:writing-mode="lr-tb"/>
      <style:text-properties fo:background-color="#3c78d8"/>
    </style:style>
    <style:style style:name="P9" style:family="paragraph" style:parent-style-name="Standard">
      <style:paragraph-properties fo:line-height="115%" fo:break-before="auto" fo:break-after="auto" style:writing-mode="lr-tb"/>
      <style:text-properties fo:font-size="14pt" style:text-underline-style="solid" style:text-underline-width="auto" style:text-underline-color="font-color" fo:font-weight="bold" fo:background-color="#ffff00" style:font-size-asian="14pt" style:font-weight-asian="bold" style:font-size-complex="14pt" style:font-weight-complex="bold"/>
    </style:style>
    <style:style style:name="P10" style:family="paragraph" style:parent-style-name="Standard">
      <style:paragraph-properties fo:margin-left="0cm" fo:margin-right="0cm" fo:line-height="115%" fo:text-indent="0cm" style:auto-text-indent="false" fo:break-before="auto" fo:break-after="auto" style:writing-mode="lr-tb"/>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8pt" fo:font-style="normal" style:text-underline-style="none" fo:font-weight="bold" fo:background-color="#00ff00" style:font-name-asian="Arial" style:font-size-asian="18pt" style:font-style-asian="normal" style:font-weight-asian="bold" style:font-name-complex="Arial" style:font-size-complex="18pt" style:font-style-complex="normal" style:font-weight-complex="bold"/>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4pt" fo:font-style="normal" style:text-underline-style="none" fo:font-weight="bold" fo:background-color="#ffff00" style:font-name-asian="Arial" style:font-size-asian="14pt" style:font-style-asian="normal" style:font-weight-asian="bold" style:font-name-complex="Arial" style:font-size-complex="14pt" style:font-style-complex="normal" style:font-weight-complex="bold"/>
    </style:style>
    <style:style style:name="P13" style:family="paragraph" style:parent-style-name="Standard">
      <style:paragraph-properties fo:margin-left="1.27cm" fo:margin-right="0cm" fo:line-height="115%" fo:text-indent="1.27cm" style:auto-text-indent="false" fo:break-before="auto" fo:break-after="auto" style:writing-mode="lr-tb"/>
    </style:style>
    <style:style style:name="P14" style:family="paragraph" style:parent-style-name="Standard">
      <style:paragraph-properties fo:margin-left="1.27cm" fo:margin-right="0cm" fo:line-height="115%" fo:text-indent="1.27cm" style:auto-text-indent="false" fo:break-before="auto" fo:break-after="auto" style:writing-mode="lr-tb"/>
      <style:text-properties officeooo:paragraph-rsid="001eddb8"/>
    </style:style>
    <style:style style:name="P15" style:family="paragraph" style:parent-style-name="Standard">
      <style:paragraph-properties fo:margin-left="1.27cm" fo:margin-right="0cm" fo:line-height="115%" fo:text-indent="0cm" style:auto-text-indent="false" fo:break-before="auto" fo:break-after="auto" style:writing-mode="lr-tb"/>
    </style:style>
    <style:style style:name="P16" style:family="paragraph" style:parent-style-name="Standard">
      <style:paragraph-properties fo:margin-left="2.54cm" fo:margin-right="0cm" fo:line-height="115%" fo:text-indent="0cm" style:auto-text-indent="false" fo:break-before="auto" fo:break-after="auto" style:writing-mode="lr-tb"/>
    </style:style>
    <style:style style:name="P17" style:family="paragraph" style:parent-style-name="Text_20_body">
      <style:paragraph-properties fo:margin-top="0cm" fo:margin-bottom="0cm" loext:contextual-spacing="false" fo:line-height="115%" fo:break-before="auto" fo:break-after="auto" style:writing-mode="lr-tb"/>
      <style:text-properties fo:color="#000000" style:text-line-through-style="none" style:text-line-through-type="none" style:font-name="Arial" fo:font-size="11pt" fo:font-style="normal" style:text-underline-style="none" fo:font-weight="normal" officeooo:rsid="00123be5" officeooo:paragraph-rsid="001b2f67" fo:background-color="#ffffff"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master-page-name="Standard">
      <style:paragraph-properties fo:line-height="115%" style:page-number="auto" fo:break-before="auto" fo:break-after="auto" style:writing-mode="lr-tb"/>
    </style:style>
    <style:style style:name="P19" style:family="paragraph" style:parent-style-name="Standard" style:master-page-name="Standard">
      <style:paragraph-properties fo:line-height="115%" fo:text-align="start" style:justify-single-word="false" style:page-number="auto" fo:break-before="auto" fo:break-after="auto" style:writing-mode="lr-tb"/>
    </style:style>
    <style:style style:name="P20" style:family="paragraph" style:parent-style-name="Standard" style:list-style-name="LS1">
      <style:paragraph-properties fo:margin-top="0cm" fo:margin-bottom="0cm" loext:contextual-spacing="false" fo:line-height="115%" fo:break-before="auto" fo:break-after="auto" style:writing-mode="lr-tb"/>
      <style:text-properties fo:background-color="#ffffff"/>
    </style:style>
    <style:style style:name="P21" style:family="paragraph" style:parent-style-name="Standard" style:list-style-name="LS1">
      <style:paragraph-properties fo:margin-top="0cm" fo:margin-bottom="0cm" loext:contextual-spacing="false" fo:line-height="115%" fo:break-before="auto" fo:break-after="auto" style:writing-mode="lr-tb"/>
    </style:style>
    <style:style style:name="P22" style:family="paragraph" style:parent-style-name="Standard" style:list-style-name="LS1">
      <style:paragraph-properties fo:margin-top="0cm" fo:margin-bottom="0cm" loext:contextual-spacing="false" fo:line-height="115%" fo:break-before="auto" fo:break-after="auto" style:writing-mode="lr-tb"/>
      <style:text-properties officeooo:paragraph-rsid="001eddb8"/>
    </style:style>
    <style:style style:name="P23" style:family="paragraph" style:parent-style-name="Standard" style:list-style-name="LS1">
      <style:paragraph-properties fo:margin-top="0cm" fo:margin-bottom="0cm" loext:contextual-spacing="false" fo:line-height="115%" fo:break-before="auto" fo:break-after="auto" style:writing-mode="lr-tb"/>
      <style:text-properties style:font-name="Trebuchet MS" fo:font-size="10pt" fo:background-color="#ffffff" style:font-name-asian="Trebuchet MS" style:font-size-asian="10pt" style:font-name-complex="Trebuchet MS" style:font-size-complex="10pt"/>
    </style:style>
    <style:style style:name="T1" style:family="text">
      <style:text-properties officeooo:rsid="001e0a4c"/>
    </style:style>
    <style:style style:name="T2" style:family="text">
      <style:text-properties officeooo:rsid="00202d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la1" table:style-name="Tabla1">
        <table:table-column table:style-name="Tabla1.A"/>
        <table:table-row>
          <table:table-cell table:style-name="Tabla1.A1" office:value-type="string">
            <text:p text:style-name="P11">EJERCICIOS JAVASCRIPT</text:p>
          </table:table-cell>
        </table:table-row>
      </table:table>
      <text:p text:style-name="P1"/>
      <text:p text:style-name="P1"/>
      <text:p text:style-name="P1"/>
      <text:p text:style-name="P9">BLOQUE 2 VARIABLES Y TIPOS DE DATOS</text:p>
      <text:list xml:id="list5121253877270621103" text:style-name="LS1">
        <text:list-item>
          <text:p text:style-name="P20">Cree un programa que almacene en variables el valor de la edad, el nombre y el estado civil de una persona y a continuación lo muestre por pantalla.</text:p>
        </text:list-item>
      </text:list>
      <text:p text:style-name="P17">Redondedar a un decimal sueldo=Math.round(parseFloat(sueldo)*10)/10;</text:p>
      <text:list xml:id="list134023634351864" text:continue-numbering="true" text:style-name="LS1">
        <text:list-item>
          <text:p text:style-name="P21">Confeccione una programa en JavaScript que declare e inicialice una variable real donde almacenar el sueldo de un operario y otra de tipo cadena de caracteres donde almacenaremos el nombre. Imprimir cada variable en una línea distinta en pantalla.</text:p>
        </text:list-item>
        <text:list-item>
          <text:p text:style-name="P21"><text:s/>Confeccionar un programa que permita cargar el nombre de un usuario y su mail por teclado. Mostrar posteriormente los datos en la página HTML.</text:p>
        </text:list-item>
        <text:list-item>
          <text:p text:style-name="P21">Realizar la carga de dos números por teclado e imprimir su suma y su producto.</text:p>
        </text:list-item>
        <text:list-item>
          <text:p text:style-name="P23">Escribir un programa en el cual se ingresen cuatro números, calcular e informar la suma de los dos primeros y el producto del tercero y el cuarto. </text:p>
        </text:list-item>
        <text:list-item>
          <text:p text:style-name="P23">Realizar un programa que lea cuatro valores numéricos e informar su suma y producto. </text:p>
        </text:list-item>
        <text:list-item>
          <text:p text:style-name="P23">Se debe desarrollar un programa que pida el ingreso del precio de un artículo y la cantidad que lleva el cliente. Mostrar lo que debe abonar el comprador.</text:p>
        </text:list-item>
      </text:list>
      <text:p text:style-name="P4"/>
      <text:p text:style-name="P5"/>
      <text:p text:style-name="P9">BLOQUE 3 ESTRUCTURAS DE CONTROL DE FLUJO</text:p>
      <text:p text:style-name="P6"/>
      <text:list xml:id="list134022624103945" text:continue-numbering="true" text:style-name="LS1">
        <text:list-item>
          <text:p text:style-name="P23">Realizar la carga de una nota de un alumno. Mostrar un mensaje que aprobó si tiene una nota mayor o igual a 4</text:p>
        </text:list-item>
        <text:list-item>
          <text:p text:style-name="P21">Se ingresan tres notas de un alumno, si el promedio es mayor o igual a <text:span text:style-name="T1">cinco</text:span> mostrar el mensaje '<text:span text:style-name="T1">Aprobado</text:span>'. </text:p>
        </text:list-item>
        <text:list-item>
          <text:p text:style-name="P21">Solicitar que se ingrese dos veces una clave. Mostrar un mensaje si son iguales (tener en cuenta que para ver si dos variables tienen el mismo valor almacenado debemos utilizar el operador ==).</text:p>
        </text:list-item>
        <text:list-item>
          <text:p text:style-name="P23">Realizar un programa que lea dos números distintos y muestre el mayor de ellos</text:p>
        </text:list-item>
        <text:list-item>
          <text:p text:style-name="P21">Realizar un programa que lea por teclado dos números, si el primero es mayor al segundo informar su suma y diferencia, en caso contrario informar el producto y la división del primero respecto al segundo. </text:p>
        </text:list-item>
        <text:list-item>
          <text:p text:style-name="P21"><text:soft-page-break/>Se ingresan tres notas de un alumno, si el promedio es mayor o igual a 4 mostrar un mensaje 'apto', sino 'suspenso'. </text:p>
        </text:list-item>
        <text:list-item>
          <text:p text:style-name="P21">Se ingresa por teclado un número positivo de uno o dos dígitos (1..99) mostrar un mensaje indicando si el número tiene uno o dos dígitos (recordar convertir a entero con parseInt para preguntar posteriormente por una variable entera).Tener en cuenta qué condición debe cumplirse para tener dos dígitos, un número entero.</text:p>
        </text:list-item>
        <text:list-item>
          <text:p text:style-name="P21">Se ingresa por teclado un valor entero, mostrar una leyenda que indique si el número es positivo, cero o negativo. </text:p>
        </text:list-item>
        <text:list-item>
          <text:p text:style-name="P21">De un candidato a un empleo, que realizó un test de capacitación, se obtuvo la siguiente información: nombre del candidato, cantidad total de preguntas que se le realizaron y cantidad de preguntas que contestó correctamente. Se pide confeccionar un programa que lea los datos del candidato e informe el nivel del mismo según el porcentaje de respuestas correctas que ha obtenido, y sabiendo que:</text:p>
        </text:list-item>
      </text:list>
      <text:p text:style-name="P13">Nivel superior:<text:tab/><text:tab/>Porcentaje&gt;=90%.</text:p>
      <text:p text:style-name="P13">Nivel medio:<text:tab/><text:tab/>Porcentaje&gt;=75% y &lt;90%.</text:p>
      <text:p text:style-name="P13">Nivel bajo:<text:tab/><text:tab/>Porcentaje&gt;=50% y &lt;75%.</text:p>
      <text:p text:style-name="P13">Fuera de nivel:<text:tab/>Porcentaje&lt;50%.</text:p>
      <text:list xml:id="list134022142366009" text:continue-numbering="true" text:style-name="LS1">
        <text:list-item>
          <text:p text:style-name="P23">Confeccionar un programa que lea por teclado tres números distintos y nos muestre el mayor de ellos.</text:p>
        </text:list-item>
        <text:list-item>
          <text:p text:style-name="P21">Realizar un programa que pida cargar una fecha cualquiera, luego verificar si dicha fecha corresponde a Navidad. (No utilizar todavía objeto Date)</text:p>
        </text:list-item>
        <text:list-item>
          <text:p text:style-name="P21">De un operario se conoce su sueldo y los años de antigüedad. Se pide confeccionar un programa que lea los datos de entrada e informe</text:p>
          <text:list>
            <text:list-item>
              <text:p text:style-name="P21"><text:s/>Si el sueldo es inferior a 500 y su antigüedad es igual o superior a 10 años, otorgarle un aumento del 20 %, mostrar el sueldo a pagar.</text:p>
            </text:list-item>
            <text:list-item>
              <text:p text:style-name="P21"><text:s/>Si el sueldo es inferior a 500 pero su antigüedad es menor a 10 años, otorgarle un aumento de 5 %.</text:p>
            </text:list-item>
            <text:list-item>
              <text:p text:style-name="P21"><text:s/>Si el sueldo es mayor o igual a 500 mostrar el sueldo en la página sin cambios.</text:p>
            </text:list-item>
          </text:list>
        </text:list-item>
        <text:list-item>
          <text:p text:style-name="P20">Escriba un programa que muestre al usuario los nombres de los doce meses del año usando la función alert() y el array meses.</text:p>
        </text:list-item>
        <text:list-item>
          <text:p text:style-name="P20">Confeccione un programa que solicite que se ingrese un valor entre 1 y 5. Luego mostrar <text:s/>el valor ingresado. Mostrar un mensaje de error en caso de haber ingresado un valor que no se encuentre en dicho rango. Utilizar estructura switch</text:p>
        </text:list-item>
        <text:list-item>
          <text:p text:style-name="P20">Realizar un programa que imprima en pantalla los números del 1 al 100.</text:p>
        </text:list-item>
        <text:list-item>
          <text:p text:style-name="P20">Desarrollar un programa que permita la carga de 5 valores por teclado utilizando una única variable para dichos valores y nos muestre posteriormente la suma </text:p>
        </text:list-item>
        <text:list-item>
          <text:p text:style-name="P21"><text:soft-page-break/>En una empresa trabajan 5 empleados cuyos sueldos oscilan entre 100 y 500 euros. Realizar un programa que lea los sueldos que cobra cada empleado e informe cuántos empleados cobran entre 100 y 300 euros y cuántos cobran más de 300. Además el programa deberá informar el importe que gasta la empresa en sueldos al personal.</text:p>
        </text:list-item>
        <text:list-item>
          <text:p text:style-name="P21">Desarrollar un programa que permita cargar 5 números enteros y luego nos informe cuántos valores fueron pares y cuántos impares.</text:p>
        </text:list-item>
        <text:list-item>
          <text:p text:style-name="P20">Escribir un programa que solicite la carga de un número entre 0 y 999, y nos muestre un mensaje de cuántos dígitos tiene el mismo. Finalizar el programa cuando se cargue el valor 0.</text:p>
        </text:list-item>
        <text:list-item>
          <text:p text:style-name="P21">Realizar un programa que acumule (sume) valores ingresados por teclado hasta ingresa el 9999 (no sumar dicho valor, solamente indica que ha finalizado la carga). Imprimir el valor acumulado e informar si dicho valor es cero, mayor a cero o menor a cero.</text:p>
        </text:list-item>
        <text:list-item>
          <text:p text:style-name="P21">En un banco se procesan datos de las cuentas corrientes de sus clientes. De cada cuenta corriente se conoce: número de cuenta, nombre del cliente y saldo actual. El ingreso de datos debe finalizar al ingresar un valor negativo en el número de cuenta. Se pide confeccionar un programa que lea los datos de las cuentas corrientes e informe:</text:p>
          <text:list>
            <text:list-item>
              <text:p text:style-name="P21">De cada cuenta: número de cuenta, nombre del cliente y estado de la cuenta según su saldo, sabiendo que:</text:p>
            </text:list-item>
          </text:list>
        </text:list-item>
      </text:list>
      <text:p text:style-name="P14">Estado de la cuenta<text:tab/>'Acreedor' si el saldo es &gt;0.<text:line-break/><text:tab/><text:tab/><text:tab/><text:tab/>'Deudor' si el saldo es &lt;0.<text:line-break/><text:tab/><text:tab/><text:tab/><text:tab/>'Nulo' si el saldo es =0.</text:p>
      <text:list xml:id="list134023083588086" text:continue-numbering="true" text:style-name="LS1">
        <text:list-item>
          <text:list>
            <text:list-item>
              <text:p text:style-name="P22">La suma total de los saldos acreedores.</text:p>
            </text:list-item>
          </text:list>
        </text:list-item>
        <text:list-item>
          <text:p text:style-name="P21"><text:s/>Se realizó un censo provincial y se desea procesar la información obtenida en dicho censo. De cada una de las personas censadas se tiene la siguiente información: número de documento, edad y sexo ('femenino' o 'masculino')</text:p>
        </text:list-item>
      </text:list>
      <text:p text:style-name="P15">Se pide confeccionar un programa que lea los datos de cada persona censada (para finalizar ingresar el valor cero en el número de documento) e informar:</text:p>
      <text:p text:style-name="P16">a)<text:tab/>Cantidad total de personas censadas.<text:line-break/>b)<text:tab/>Cantidad de varones.<text:line-break/>c)<text:tab/>Cantidad de mujeres.<text:line-break/>d)<text:tab/>Cantidad de varones cuya edad varía entre 16 y 65 años.</text:p>
      <text:list xml:id="list134022757230408" text:continue-numbering="true" text:style-name="LS1">
        <text:list-item>
          <text:p text:style-name="P20"><text:s/>Mostrar por pantalla los números del 1 al 10 utilizando una estructura for</text:p>
        </text:list-item>
        <text:list-item>
          <text:p text:style-name="P21">Desarrollar un programa que muestre la tabla de multiplicar del 5 (del 5 al 50).</text:p>
        </text:list-item>
        <text:list-item>
          <text:p text:style-name="P21">Confeccionar un programa que permita ingresar un valor del 1 al 10 y nos muestre la tabla de multiplicar del mismo (los primeros 12 términos)</text:p>
        </text:list-item>
      </text:list>
      <text:p text:style-name="P15">Ejemplo: Si ingreso 3 deberá aparecer en pantalla los valores 3, 6, 9, hasta el 36.</text:p>
      <text:list xml:id="list134021605296199" text:continue-numbering="true" text:style-name="LS1">
        <text:list-item>
          <text:p text:style-name="P21">Se realiza la carga de 10 valores enteros por teclado. Se desea conocer: </text:p>
          <text:list>
            <text:list-item>
              <text:p text:style-name="P21"><text:soft-page-break/>La cantidad de valores negativos ingresados.</text:p>
            </text:list-item>
            <text:list-item>
              <text:p text:style-name="P21">La cantidad de valores positivos ingresados.</text:p>
            </text:list-item>
            <text:list-item>
              <text:p text:style-name="P21">La cantidad de múltiplos de 15.</text:p>
            </text:list-item>
            <text:list-item>
              <text:p text:style-name="P21">El valor acumulado de los números ingresados que son pares.</text:p>
            </text:list-item>
          </text:list>
        </text:list-item>
      </text:list>
      <text:p text:style-name="P10"/>
      <text:p text:style-name="P1"/>
      <table:table table:name="Tabla2" table:style-name="Tabla2">
        <table:table-column table:style-name="Tabla2.A"/>
        <table:table-row>
          <table:table-cell table:style-name="Tabla2.A1" office:value-type="string">
            <text:p text:style-name="P12">BLOQUE 4 <text:span text:style-name="T1">EVENTOS</text:span></text:p>
          </table:table-cell>
        </table:table-row>
      </table:table>
      <text:p text:style-name="P1"/>
      <text:list xml:id="list134023250337283" text:continue-numbering="true" text:style-name="LS1">
        <text:list-item>
          <text:p text:style-name="P21">Realizar un programa que al <text:span text:style-name="T1">hacer </text:span>clic en un párrafo de texto en el que ponga ejercicio <text:span text:style-name="T2">35</text:span> me avise de que es una prueba de JavaScript</text:p>
        </text:list-item>
      </text:list>
      <text:p text:style-name="P8"/>
      <text:list xml:id="list134022678711699" text:continue-numbering="true" text:style-name="LS1">
        <text:list-item>
          <text:p text:style-name="P21">Crear una página con una serie de botones dispuestos para cambiar el color de fondo de la página a <text:s/>rojo, verde, azul, amarillo y negro. Cada uno de ellos está <text:s/>rotulado con el nombre del color que activ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1"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2"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3"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4"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5"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6"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7"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8"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space-before="3.492cm" text:min-label-width="0.318cm"/>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space-before="7.302cm" text:min-label-width="0.318cm"/>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start" style:justify-single-word="false" style:page-number="auto" fo:break-before="auto" fo:break-after="auto" style:writing-mode="lr-tb"/>
    </style:style>
    <style:style style:name="MP2" style:family="paragraph" style:parent-style-name="Standard">
      <style:paragraph-properties fo:line-height="115%" fo:text-align="start" style:justify-single-word="false" fo:break-before="auto" fo:break-after="auto" style:writing-mode="lr-tb"/>
    </style:style>
    <style:style style:name="MP3"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
        <text:p text:style-name="MP2"><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title/>
    <meta:initial-creator/>
    <meta:editing-cycles>5</meta:editing-cycles>
    <dc:date>2016-01-07T13:40:21.245530140</dc:date>
    <meta:editing-duration>PT8M43S</meta:editing-duration>
    <meta:document-statistic meta:table-count="2" meta:image-count="0" meta:object-count="0" meta:page-count="4" meta:paragraph-count="58" meta:word-count="1298" meta:character-count="7319" meta:non-whitespace-character-count="6095"/>
  </office:meta>
</office:document-meta>
</file>